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86" style:parent-style-name="Graphics">
      <style:graphic-properties draw:fill="none" fo:clip="rect(0in 0in 0in 0in)" draw:stroke="non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style:font-family-asian="Open Sans Semibold" style:font-family-complex="Open Sans Semibold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 style:parent-style-name="Graphics">
      <style:graphic-properties draw:fill="none" fo:clip="rect(0.00547in 3.44464in 3.22878in 1.82291in)" draw:stroke="non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style:font-family-asian="Open Sans Semibold" style:font-family-complex="Open Sans Semibold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style:font-family-asian="Open Sans Semibold" style:font-family-complex="Open Sans Semibold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style:font-family-asian="Open Sans Semibold" style:font-family-complex="Open Sans Semibold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Diapositiva-de-títol" presentation:presentation-page-layout-name="Master1-PPL1" draw:id="Slide-256">
        <draw:g draw:name="Agrupa 5" draw:id="id63">
          <svg:title/>
          <svg:desc/>
          <draw:frame draw:id="id64" draw:style-name="a381" draw:name="Picture 2" svg:x="3.34627in" svg:y="1.28118in" svg:width="1.3262in" svg:height="1.56784in" style:rel-width="scale" style:rel-height="scale">
            <draw:image xlink:href="media/image1.png" xlink:type="simple" xlink:show="embed" xlink:actuate="onLoad"/>
            <svg:title/>
            <svg:desc>https://g.twimg.com/about/feature-corporate/image/logo_safteyspace.png</svg:desc>
          </draw:frame>
          <draw:frame draw:id="id65" draw:style-name="a385" draw:name="QuadreDeText 3" svg:x="4.60626in" svg:y="1.74415in" svg:width="2.0602in" svg:height="0.63952in">
            <draw:text-box>
              <text:p text:style-name="a384" text:class-names="" text:cond-style-name=""><text:span text:style-name="a382" text:class-names="">@gencat</text:span><text:span text:style-name="a383" text:class-names=""/></text:p>
            </draw:text-box>
            <svg:title/>
            <svg:desc/>
          </draw:frame>
          <draw:frame draw:id="id66" draw:style-name="a386" draw:name="Picture 4" svg:x="3.64032in" svg:y="2.86024in" svg:width="0.7381in" svg:height="0.7381in" style:rel-width="scale" style:rel-height="scale">
            <draw:image xlink:href="media/image2.jpeg" xlink:type="simple" xlink:show="embed" xlink:actuate="onLoad"/>
            <svg:title/>
            <svg:desc>http://www.adweek.com/socialtimes/files/2013/04/FacebookLogoOfficialApril2013.jpg</svg:desc>
          </draw:frame>
          <draw:frame draw:id="id67" draw:style-name="a390" draw:name="QuadreDeText 7" svg:x="4.60625in" svg:y="2.90954in" svg:width="2.0602in" svg:height="0.63952in">
            <draw:text-box>
              <text:p text:style-name="a389" text:class-names="" text:cond-style-name=""><text:span text:style-name="a387" text:class-names="">@gencat</text:span><text:span text:style-name="a388" text:class-names=""/></text:p>
            </draw:text-box>
            <svg:title/>
            <svg:desc/>
          </draw:fram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ol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ítol i objectes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Capçalera de la secció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os objectes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ació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Només títo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En blanc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ingut amb llegenda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Imatge amb llegenda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ítol i text vertical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ítol vertical i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l'Office" style:page-layout-name="pageLayout1" draw:style-name="a0">
      <draw:frame draw:id="id0" presentation:style-name="a4" draw:name="Contenidor de títol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Feu clic aquí per editar l'estil</text:span><text:span text:style-name="a2" text:class-names=""/></text:p>
        </draw:text-box>
        <svg:title/>
        <svg:desc/>
      </draw:frame>
      <draw:frame draw:id="id1" presentation:style-name="a21" draw:name="Contenidor de text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Feu clic aquí per editar estil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on nivel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è nivel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Contenidor de data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Contenidor de peu de pàgina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Contenidor de número de diapositiva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a-de-títol" style:page-layout-name="pageLayout1" draw:style-name="a34">
      <draw:frame draw:id="id5" presentation:style-name="a38" draw:name="Títol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Feu clic aquí per editar l'estil</text:span><text:span text:style-name="a36" text:class-names=""/></text:p>
        </draw:text-box>
        <svg:title/>
        <svg:desc/>
      </draw:frame>
      <draw:frame draw:id="id6" presentation:style-name="a42" draw:name="Subtítol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Feu clic aquí per editar l'estil de subtítols del patró.</text:span><text:span text:style-name="a40" text:class-names=""/></text:p>
        </draw:text-box>
        <svg:title/>
        <svg:desc/>
      </draw:frame>
      <draw:frame draw:id="id7" presentation:style-name="a47" draw:name="Contenidor de data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Contenidor de peu de pàgina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Contenidor de número de diapositiva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ítol-i-objectes" style:page-layout-name="pageLayout1" draw:style-name="a55">
      <draw:frame draw:id="id10" presentation:style-name="a59" draw:name="Títol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Feu clic aquí per editar l'estil</text:span><text:span text:style-name="a57" text:class-names=""/></text:p>
        </draw:text-box>
        <svg:title/>
        <svg:desc/>
      </draw:frame>
      <draw:frame draw:id="id11" presentation:style-name="a76" draw:name="Contenidor de contingut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Feu clic aquí per editar estil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on nivel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r nivel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è nivel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Contenidor de data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Contenidor de peu de pàgina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Contenidor de número de diapositiva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Capçalera-de-la-secció" style:page-layout-name="pageLayout1" draw:style-name="a89">
      <draw:frame draw:id="id15" presentation:style-name="a93" draw:name="Títol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Feu clic aquí per editar l'estil</text:span><text:span text:style-name="a91" text:class-names=""/></text:p>
        </draw:text-box>
        <svg:title/>
        <svg:desc/>
      </draw:frame>
      <draw:frame draw:id="id16" presentation:style-name="a97" draw:name="Contenidor de text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Feu clic aquí per editar estils</text:span></text:p>
            </text:list-item>
          </text:list>
        </draw:text-box>
        <svg:title/>
        <svg:desc/>
      </draw:frame>
      <draw:frame draw:id="id17" presentation:style-name="a102" draw:name="Contenidor de data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Contenidor de peu de pàgina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Contenidor de número de diapositiva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os-objectes" style:page-layout-name="pageLayout1" draw:style-name="a110">
      <draw:frame draw:id="id20" presentation:style-name="a114" draw:name="Títol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Feu clic aquí per editar l'estil</text:span><text:span text:style-name="a112" text:class-names=""/></text:p>
        </draw:text-box>
        <svg:title/>
        <svg:desc/>
      </draw:frame>
      <draw:frame draw:id="id21" presentation:style-name="a131" draw:name="Contenidor de contingut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Feu clic aquí per editar estil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on nivel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r nivel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è nivel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idor de contingut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Feu clic aquí per editar estil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on nivel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r nivel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è nivel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Contenidor de data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Contenidor de peu de pàgina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Contenidor de número de diapositiva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ció" style:page-layout-name="pageLayout1" draw:style-name="a161">
      <draw:frame draw:id="id26" presentation:style-name="a165" draw:name="Títol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Feu clic aquí per editar l'estil</text:span><text:span text:style-name="a163" text:class-names=""/></text:p>
        </draw:text-box>
        <svg:title/>
        <svg:desc/>
      </draw:frame>
      <draw:frame draw:id="id27" presentation:style-name="a169" draw:name="Contenidor de text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Feu clic aquí per editar estils</text:span></text:p>
            </text:list-item>
          </text:list>
        </draw:text-box>
        <svg:title/>
        <svg:desc/>
      </draw:frame>
      <draw:frame draw:id="id28" presentation:style-name="a186" draw:name="Contenidor de contingut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Feu clic aquí per editar estil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on nivel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è nivel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Contenidor de text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Feu clic aquí per editar estils</text:span></text:p>
            </text:list-item>
          </text:list>
        </draw:text-box>
        <svg:title/>
        <svg:desc/>
      </draw:frame>
      <draw:frame draw:id="id30" presentation:style-name="a207" draw:name="Contenidor de contingut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Feu clic aquí per editar estil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gon nivel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cer nivel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è nivel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Contenidor de data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Contenidor de peu de pàgina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Contenidor de número de diapositiva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omés-títol" style:page-layout-name="pageLayout1" draw:style-name="a220">
      <draw:frame draw:id="id34" presentation:style-name="a224" draw:name="Títol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Feu clic aquí per editar l'estil</text:span><text:span text:style-name="a222" text:class-names=""/></text:p>
        </draw:text-box>
        <svg:title/>
        <svg:desc/>
      </draw:frame>
      <draw:frame draw:id="id35" presentation:style-name="a229" draw:name="Contenidor de data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Contenidor de peu de pàgina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Contenidor de número de diapositiva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En-blanc" style:page-layout-name="pageLayout1" draw:style-name="a237">
      <draw:frame draw:id="id38" presentation:style-name="a242" draw:name="Contenidor de data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Contenidor de peu de pàgina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Contenidor de número de diapositiva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ingut-amb-llegenda" style:page-layout-name="pageLayout1" draw:style-name="a250">
      <draw:frame draw:id="id41" presentation:style-name="a254" draw:name="Títol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Feu clic aquí per editar l'estil</text:span><text:span text:style-name="a252" text:class-names=""/></text:p>
        </draw:text-box>
        <svg:title/>
        <svg:desc/>
      </draw:frame>
      <draw:frame draw:id="id42" presentation:style-name="a271" draw:name="Contenidor de contingut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Feu clic aquí per editar estil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on nivel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r nivel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è nivel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Contenidor de text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Feu clic aquí per editar estils</text:span></text:p>
            </text:list-item>
          </text:list>
        </draw:text-box>
        <svg:title/>
        <svg:desc/>
      </draw:frame>
      <draw:frame draw:id="id44" presentation:style-name="a280" draw:name="Contenidor de data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Contenidor de peu de pàgina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Contenidor de número de diapositiva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tge-amb-llegenda" style:page-layout-name="pageLayout1" draw:style-name="a288">
      <draw:frame draw:id="id47" presentation:style-name="a292" draw:name="Títol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Feu clic aquí per editar l'estil</text:span><text:span text:style-name="a290" text:class-names=""/></text:p>
        </draw:text-box>
        <svg:title/>
        <svg:desc/>
      </draw:frame>
      <draw:frame draw:id="id48" presentation:style-name="a295" draw:name="Contenidor d'imatge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Contenidor de text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Feu clic aquí per editar estils</text:span></text:p>
            </text:list-item>
          </text:list>
        </draw:text-box>
        <svg:title/>
        <svg:desc/>
      </draw:frame>
      <draw:frame draw:id="id50" presentation:style-name="a304" draw:name="Contenidor de data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Contenidor de peu de pàgina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Contenidor de número de diapositiva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ítol-i-text-vertical" style:page-layout-name="pageLayout1" draw:style-name="a312">
      <draw:frame draw:id="id53" presentation:style-name="a316" draw:name="Títol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Feu clic aquí per editar l'estil</text:span><text:span text:style-name="a314" text:class-names=""/></text:p>
        </draw:text-box>
        <svg:title/>
        <svg:desc/>
      </draw:frame>
      <draw:frame draw:id="id54" presentation:style-name="a333" draw:name="Contenidor de text vertical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Feu clic aquí per editar estil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gon nivel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cer nivel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è nivel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Contenidor de data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Contenidor de peu de pàgina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Contenidor de número de diapositiva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ítol-vertical-i-text" style:page-layout-name="pageLayout1" draw:style-name="a346">
      <draw:frame draw:id="id58" presentation:style-name="a350" draw:name="Títol vertical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Feu clic aquí per editar l'estil</text:span><text:span text:style-name="a348" text:class-names=""/></text:p>
        </draw:text-box>
        <svg:title/>
        <svg:desc/>
      </draw:frame>
      <draw:frame draw:id="id59" presentation:style-name="a367" draw:name="Contenidor de text vertical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Feu clic aquí per editar estil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gon nivel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cer nivel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è nivel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Contenidor de data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Contenidor de peu de pàgina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Contenidor de número de diapositiva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resentació del PowerPoint</dc:title>
    <meta:initial-creator>sxaudiera</meta:initial-creator>
    <dc:creator>sxaudiera</dc:creator>
    <meta:creation-date>2015-07-15T13:23:19Z</meta:creation-date>
    <dc:date>2015-07-15T13:27:29Z</dc:date>
    <meta:editing-cycles>1</meta:editing-cycles>
    <meta:editing-duration>PT202S</meta:editing-duration>
    <meta:document-statistic meta:paragraph-count="2" meta:word-count="4"/>
  </office:meta>
</office:document-meta>
</file>